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15mm" fo:break-before="auto" style:use-optimal-row-height="false"/>
    </style:style>
    <style:style style:name="ro10" style:family="table-row">
      <style:table-row-properties style:row-height="11.98mm" fo:break-before="auto" style:use-optimal-row-height="false"/>
    </style:style>
    <style:style style:name="ro11" style:family="table-row">
      <style:table-row-properties style:row-height="1.59mm" fo:break-before="auto" style:use-optimal-row-height="false"/>
    </style:style>
    <style:style style:name="ro12" style:family="table-row">
      <style:table-row-properties style:row-height="9.26mm" fo:break-before="auto" style:use-optimal-row-height="false"/>
    </style:style>
    <style:style style:name="ro13" style:family="table-row">
      <style:table-row-properties style:row-height="9.6mm" fo:break-before="auto" style:use-optimal-row-height="false"/>
    </style:style>
    <style:style style:name="ro14" style:family="table-row">
      <style:table-row-properties style:row-height="6.16mm" fo:break-before="auto" style:use-optimal-row-height="false"/>
    </style:style>
    <style:style style:name="ro15" style:family="table-row">
      <style:table-row-properties style:row-height="6.03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9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49" office:value-type="float" office:value="482000" calcext:value-type="float">
            <text:p><text:s text:c="3"/>482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49" office:value-type="float" office:value="482798" calcext:value-type="float">
            <text:p><text:s text:c="3"/>482,798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2">
          <table:table-cell table:style-name="ce11" office:value-type="string" calcext:value-type="string">
            <text:p>九十七年</text:p>
            <text:p>截至九月止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33" office:value-type="float" office:value="142766" calcext:value-type="float">
            <text:p><text:s text:c="3"/>142,766</text:p>
          </table:table-cell>
          <table:table-cell table:style-name="ce40" office:value-type="float" office:value="8.3" calcext:value-type="float">
            <text:p><text:s text:c="3"/>8.30</text:p>
          </table:table-cell>
          <table:table-cell table:style-name="ce32" office:value-type="float" office:value="107696" calcext:value-type="float">
            <text:p><text:s text:c="3"/>107,696</text:p>
          </table:table-cell>
          <table:table-cell table:style-name="ce40" office:value-type="float" office:value="6.26" calcext:value-type="float">
            <text:p><text:s text:c="3"/>6.26</text:p>
          </table:table-cell>
          <table:table-cell table:style-name="ce32" office:value-type="float" office:value="35070" calcext:value-type="float">
            <text:p><text:s text:c="3"/>35,070</text:p>
          </table:table-cell>
          <table:table-cell table:style-name="ce40" office:value-type="float" office:value="2.04" calcext:value-type="float">
            <text:p><text:s text:c="3"/>2.04</text:p>
          </table:table-cell>
          <table:table-cell table:style-name="ce32" office:value-type="float" office:value="102290" calcext:value-type="float">
            <text:p><text:s text:c="3"/>102,290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32" office:value-type="float" office:value="41915" calcext:value-type="float">
            <text:p><text:s text:c="3"/>41,915</text:p>
          </table:table-cell>
          <table:table-cell table:style-name="ce40" office:value-type="float" office:value="2.44" calcext:value-type="float">
            <text:p><text:s text:c="3"/>2.44</text:p>
          </table:table-cell>
          <table:table-cell table:style-name="ce50" office:value-type="float" office:value="491722" calcext:value-type="float">
            <text:p><text:s text:c="3"/>491,722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7863" calcext:value-type="float">
            <text:p><text:s text:c="3"/>487,8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39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39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39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39" office:value-type="float" office:value="2.5" calcext:value-type="float">
            <text:p><text:s text:c="3"/>2.50</text:p>
          </table:table-cell>
          <table:table-cell table:style-name="ce50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39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39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9663" calcext:value-type="float">
            <text:p><text:s text:c="3"/>489,663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2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39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39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39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39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39" office:value-type="float" office:value="2.52" calcext:value-type="float">
            <text:p><text:s text:c="3"/>2.52</text:p>
          </table:table-cell>
          <table:table-cell table:style-name="ce50" office:value-type="float" office:value="490765" calcext:value-type="float">
            <text:p><text:s text:c="3"/>490,765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39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39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39" office:value-type="float" office:value="2.49" calcext:value-type="float">
            <text:p><text:s text:c="3"/>2.49</text:p>
          </table:table-cell>
          <table:table-cell table:style-name="ce52" office:value-type="float" office:value="491722" calcext:value-type="float">
            <text:p><text:s text:c="3"/>491,722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85098177822602" calcext:value-type="float">
            <text:p><text:s text:c="3"/>1.85</text:p>
          </table:table-cell>
          <table:table-cell table:style-name="ce23" office:value-type="float" office:value="0.359541469252042" calcext:value-type="float">
            <text:p><text:s text:c="3"/>0.36</text:p>
          </table:table-cell>
          <table:table-cell table:style-name="ce23" office:value-type="float" office:value="0.174310348469805" calcext:value-type="float">
            <text:p><text:s text:c="3"/>0.17</text:p>
          </table:table-cell>
          <table:table-cell table:style-name="ce23" office:value-type="float" office:value="0.549189299133462" calcext:value-type="float">
            <text:p><text:s text:c="3"/>0.55</text:p>
          </table:table-cell>
          <table:table-cell table:style-name="ce23" office:value-type="float" office:value="7.97281840812757" calcext:value-type="float">
            <text:p><text:s text:c="3"/>7.97</text:p>
          </table:table-cell>
          <table:table-cell table:style-name="ce23" office:value-type="float" office:value="0.62" calcext:value-type="float">
            <text:p><text:s text:c="3"/>0.62</text:p>
          </table:table-cell>
          <table:table-cell table:style-name="ce23" office:value-type="float" office:value="9.83590545028326" calcext:value-type="float">
            <text:p><text:s text:c="3"/>9.84</text:p>
          </table:table-cell>
          <table:table-cell table:style-name="ce23" office:value-type="float" office:value="0.53" calcext:value-type="float">
            <text:p><text:s text:c="3"/>0.53</text:p>
          </table:table-cell>
          <table:table-cell table:style-name="ce23" office:value-type="float" office:value="3.84864864864865" calcext:value-type="float">
            <text:p><text:s text:c="3"/>3.85</text:p>
          </table:table-cell>
          <table:table-cell table:style-name="ce23" office:value-type="float" office:value="0.0999999999999996" calcext:value-type="float">
            <text:p><text:s text:c="3"/>0.10</text:p>
          </table:table-cell>
          <table:table-cell table:style-name="ce23" office:value-type="float" office:value="63.3767948506354" calcext:value-type="float">
            <text:p><text:s text:c="3"/>63.38</text:p>
          </table:table-cell>
          <table:table-cell table:style-name="ce23" office:value-type="float" office:value="2.03" calcext:value-type="float">
            <text:p><text:s text:c="3"/>2.03</text:p>
          </table:table-cell>
          <table:table-cell table:style-name="ce23" office:value-type="float" office:value="9.93454885460496" calcext:value-type="float">
            <text:p><text:s text:c="3"/>9.93</text:p>
          </table:table-cell>
          <table:table-cell table:style-name="ce23" office:value-type="float" office:value="0.22" calcext:value-type="float">
            <text:p><text:s text:c="3"/>0.22</text:p>
          </table:table-cell>
          <table:table-cell table:style-name="ce53" office:value-type="float" office:value="2.01701244813278" calcext:value-type="float">
            <text:p><text:s text:c="3"/>2.02</text:p>
          </table:table-cell>
          <table:table-cell table:style-name="ce60"/>
          <table:table-cell table:style-name="ce62" table:number-columns-repeated="1007"/>
        </table:table-row>
        <table:table-row table:style-name="ro10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293734084693941" calcext:value-type="float">
            <text:p><text:s text:c="3"/>0.29</text:p>
          </table:table-cell>
          <table:table-cell table:style-name="ce24" office:value-type="float" office:value="0.0116061387693416" calcext:value-type="float">
            <text:p><text:s text:c="3"/>0.01</text:p>
          </table:table-cell>
          <table:table-cell table:style-name="ce24" office:value-type="float" office:value="-0.000852124544457661" calcext:value-type="float">
            <text:p>－0.00</text:p>
          </table:table-cell>
          <table:table-cell table:style-name="ce24" office:value-type="float" office:value="0.0243171034597469" calcext:value-type="float">
            <text:p><text:s text:c="3"/>0.02</text:p>
          </table:table-cell>
          <table:table-cell table:style-name="ce24" office:value-type="float" office:value="7.95102919413427" calcext:value-type="float">
            <text:p><text:s text:c="3"/>7.95</text:p>
          </table:table-cell>
          <table:table-cell table:style-name="ce24" office:value-type="float" office:value="0.88" calcext:value-type="float">
            <text:p><text:s text:c="3"/>0.88</text:p>
          </table:table-cell>
          <table:table-cell table:style-name="ce24" office:value-type="float" office:value="4.29419402708217" calcext:value-type="float">
            <text:p><text:s text:c="3"/>4.29</text:p>
          </table:table-cell>
          <table:table-cell table:style-name="ce24" office:value-type="float" office:value="0.43" calcext:value-type="float">
            <text:p><text:s text:c="3"/>0.43</text:p>
          </table:table-cell>
          <table:table-cell table:style-name="ce24" office:value-type="float" office:value="17.6052889324192" calcext:value-type="float">
            <text:p><text:s text:c="3"/>17.61</text:p>
          </table:table-cell>
          <table:table-cell table:style-name="ce24" office:value-type="float" office:value="0.45" calcext:value-type="float">
            <text:p><text:s text:c="3"/>0.45</text:p>
          </table:table-cell>
          <table:table-cell table:style-name="ce24" office:value-type="float" office:value="147.536884221055" calcext:value-type="float">
            <text:p><text:s text:c="3"/>147.54</text:p>
          </table:table-cell>
          <table:table-cell table:style-name="ce24" office:value-type="float" office:value="3.2" calcext:value-type="float">
            <text:p><text:s text:c="3"/>3.20</text:p>
          </table:table-cell>
          <table:table-cell table:style-name="ce24" office:value-type="float" office:value="-4.33279088689992" calcext:value-type="float">
            <text:p>－4.33</text:p>
          </table:table-cell>
          <table:table-cell table:style-name="ce24" office:value-type="float" office:value="-0.0299999999999998" calcext:value-type="float">
            <text:p>－0.03</text:p>
          </table:table-cell>
          <table:table-cell table:style-name="ce54" office:value-type="float" office:value="0.195001681048975" calcext:value-type="float">
            <text:p><text:s text:c="3"/>0.20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1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9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2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630590" calcext:value-type="float">
            <text:p><text:s text:c="3"/>7,630,590</text:p>
          </table:table-cell>
          <table:table-cell table:style-name="ce20" office:value-type="float" office:value="23007737" calcext:value-type="float">
            <text:p><text:s text:c="3"/>23,007,737</text:p>
          </table:table-cell>
          <table:table-cell table:style-name="ce20" office:value-type="float" office:value="11617921" calcext:value-type="float">
            <text:p><text:s text:c="3"/>11,617,921</text:p>
          </table:table-cell>
          <table:table-cell table:style-name="ce20" office:value-type="float" office:value="11389816" calcext:value-type="float">
            <text:p><text:s text:c="3"/>11,389,816</text:p>
          </table:table-cell>
          <table:table-cell table:style-name="ce20" office:value-type="float" office:value="16048" calcext:value-type="float">
            <text:p><text:s text:c="3"/>16,048</text:p>
          </table:table-cell>
          <table:table-cell table:style-name="ce37" office:value-type="float" office:value="8.51" calcext:value-type="float">
            <text:p><text:s text:c="3"/>8.51</text:p>
          </table:table-cell>
          <table:table-cell table:style-name="ce20" office:value-type="float" office:value="11245" calcext:value-type="float">
            <text:p><text:s text:c="3"/>11,245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4803" calcext:value-type="float">
            <text:p><text:s text:c="3"/>4,803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20" office:value-type="float" office:value="9899" calcext:value-type="float">
            <text:p><text:s text:c="3"/>9,899</text:p>
          </table:table-cell>
          <table:table-cell table:style-name="ce37" office:value-type="float" office:value="5.25" calcext:value-type="float">
            <text:p><text:s text:c="3"/>5.25</text:p>
          </table:table-cell>
          <table:table-cell table:style-name="ce78" office:value-type="float" office:value="4703" calcext:value-type="float">
            <text:p><text:s text:c="3"/>4,703</text:p>
          </table:table-cell>
          <table:table-cell table:style-name="ce80" office:value-type="float" office:value="2.49" calcext:value-type="float">
            <text:p><text:s text:c="3"/>2.49</text:p>
          </table:table-cell>
          <table:table-cell table:style-name="ce83" office:value-type="float" office:value="491722" calcext:value-type="float">
            <text:p><text:s text:c="3"/>491,722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598853" calcext:value-type="float">
            <text:p><text:s text:c="3"/>7,598,853</text:p>
          </table:table-cell>
          <table:table-cell table:style-name="ce20" office:value-type="float" office:value="22914286" calcext:value-type="float">
            <text:p><text:s text:c="3"/>22,914,286</text:p>
          </table:table-cell>
          <table:table-cell table:style-name="ce20" office:value-type="float" office:value="11567897" calcext:value-type="float">
            <text:p><text:s text:c="3"/>11,567,897</text:p>
          </table:table-cell>
          <table:table-cell table:style-name="ce20" office:value-type="float" office:value="11346389" calcext:value-type="float">
            <text:p><text:s text:c="3"/>11,346,389</text:p>
          </table:table-cell>
          <table:table-cell table:style-name="ce20" office:value-type="float" office:value="15972" calcext:value-type="float">
            <text:p><text:s text:c="3"/>15,972</text:p>
          </table:table-cell>
          <table:table-cell table:style-name="ce37" office:value-type="float" office:value="8.5" calcext:value-type="float">
            <text:p><text:s text:c="3"/>8.50</text:p>
          </table:table-cell>
          <table:table-cell table:style-name="ce20" office:value-type="float" office:value="11211" calcext:value-type="float">
            <text:p><text:s text:c="3"/>11,211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4761" calcext:value-type="float">
            <text:p><text:s text:c="3"/>4,761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20" office:value-type="float" office:value="9856" calcext:value-type="float">
            <text:p><text:s text:c="3"/>9,856</text:p>
          </table:table-cell>
          <table:table-cell table:style-name="ce37" office:value-type="float" office:value="5.25" calcext:value-type="float">
            <text:p><text:s text:c="3"/>5.25</text:p>
          </table:table-cell>
          <table:table-cell table:style-name="ce78" office:value-type="float" office:value="4695" calcext:value-type="float">
            <text:p><text:s text:c="3"/>4,695</text:p>
          </table:table-cell>
          <table:table-cell table:style-name="ce80" office:value-type="float" office:value="2.5" calcext:value-type="float">
            <text:p><text:s text:c="3"/>2.50</text:p>
          </table:table-cell>
          <table:table-cell table:style-name="ce83" office:value-type="float" office:value="491286" calcext:value-type="float">
            <text:p><text:s text:c="3"/>491,286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70921" calcext:value-type="float">
            <text:p><text:s text:c="3"/>6,070,921</text:p>
          </table:table-cell>
          <table:table-cell table:style-name="ce20" office:value-type="float" office:value="18767479" calcext:value-type="float">
            <text:p><text:s text:c="3"/>18,767,479</text:p>
          </table:table-cell>
          <table:table-cell table:style-name="ce20" office:value-type="float" office:value="9539102" calcext:value-type="float">
            <text:p><text:s text:c="3"/>9,539,102</text:p>
          </table:table-cell>
          <table:table-cell table:style-name="ce20" office:value-type="float" office:value="9228377" calcext:value-type="float">
            <text:p><text:s text:c="3"/>9,228,377</text:p>
          </table:table-cell>
          <table:table-cell table:style-name="ce20" office:value-type="float" office:value="13362" calcext:value-type="float">
            <text:p><text:s text:c="3"/>13,362</text:p>
          </table:table-cell>
          <table:table-cell table:style-name="ce37" office:value-type="float" office:value="8.69" calcext:value-type="float">
            <text:p><text:s text:c="3"/>8.69</text:p>
          </table:table-cell>
          <table:table-cell table:style-name="ce20" office:value-type="float" office:value="9257" calcext:value-type="float">
            <text:p><text:s text:c="3"/>9,257</text:p>
          </table:table-cell>
          <table:table-cell table:style-name="ce37" office:value-type="float" office:value="6.02" calcext:value-type="float">
            <text:p><text:s text:c="3"/>6.02</text:p>
          </table:table-cell>
          <table:table-cell table:style-name="ce20" office:value-type="float" office:value="4105" calcext:value-type="float">
            <text:p><text:s text:c="3"/>4,105</text:p>
          </table:table-cell>
          <table:table-cell table:style-name="ce37" office:value-type="float" office:value="2.67" calcext:value-type="float">
            <text:p><text:s text:c="3"/>2.67</text:p>
          </table:table-cell>
          <table:table-cell table:style-name="ce20" office:value-type="float" office:value="8046" calcext:value-type="float">
            <text:p><text:s text:c="3"/>8,046</text:p>
          </table:table-cell>
          <table:table-cell table:style-name="ce37" office:value-type="float" office:value="5.23" calcext:value-type="float">
            <text:p><text:s text:c="3"/>5.23</text:p>
          </table:table-cell>
          <table:table-cell table:style-name="ce78" office:value-type="float" office:value="3855" calcext:value-type="float">
            <text:p><text:s text:c="3"/>3,855</text:p>
          </table:table-cell>
          <table:table-cell table:style-name="ce80" office:value-type="float" office:value="2.51" calcext:value-type="float">
            <text:p><text:s text:c="3"/>2.51</text:p>
          </table:table-cell>
          <table:table-cell table:style-name="ce83" office:value-type="float" office:value="467519" calcext:value-type="float">
            <text:p><text:s text:c="3"/>467,519</text:p>
          </table:table-cell>
          <table:table-cell table:number-columns-repeated="1008"/>
        </table:table-row>
        <table:table-row table:style-name="ro13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35346" calcext:value-type="float">
            <text:p><text:s text:c="3"/>1,335,346</text:p>
          </table:table-cell>
          <table:table-cell table:style-name="ce20" office:value-type="float" office:value="3821823" calcext:value-type="float">
            <text:p><text:s text:c="3"/>3,821,823</text:p>
          </table:table-cell>
          <table:table-cell table:style-name="ce20" office:value-type="float" office:value="1908417" calcext:value-type="float">
            <text:p><text:s text:c="3"/>1,908,417</text:p>
          </table:table-cell>
          <table:table-cell table:style-name="ce20" office:value-type="float" office:value="1913406" calcext:value-type="float">
            <text:p><text:s text:c="3"/>1,913,406</text:p>
          </table:table-cell>
          <table:table-cell table:style-name="ce20" office:value-type="float" office:value="2640" calcext:value-type="float">
            <text:p><text:s text:c="3"/>2,640</text:p>
          </table:table-cell>
          <table:table-cell table:style-name="ce37" office:value-type="float" office:value="8.43" calcext:value-type="float">
            <text:p><text:s text:c="3"/>8.43</text:p>
          </table:table-cell>
          <table:table-cell table:style-name="ce20" office:value-type="float" office:value="1364" calcext:value-type="float">
            <text:p><text:s text:c="3"/>1,364</text:p>
          </table:table-cell>
          <table:table-cell table:style-name="ce37" office:value-type="float" office:value="4.36" calcext:value-type="float">
            <text:p><text:s text:c="3"/>4.36</text:p>
          </table:table-cell>
          <table:table-cell table:style-name="ce20" office:value-type="float" office:value="1276" calcext:value-type="float">
            <text:p><text:s text:c="3"/>1,276</text:p>
          </table:table-cell>
          <table:table-cell table:style-name="ce37" office:value-type="float" office:value="4.08" calcext:value-type="float">
            <text:p><text:s text:c="3"/>4.08</text:p>
          </table:table-cell>
          <table:table-cell table:style-name="ce20" office:value-type="float" office:value="1874" calcext:value-type="float">
            <text:p><text:s text:c="3"/>1,874</text:p>
          </table:table-cell>
          <table:table-cell table:style-name="ce37" office:value-type="float" office:value="5.99" calcext:value-type="float">
            <text:p><text:s text:c="3"/>5.99</text:p>
          </table:table-cell>
          <table:table-cell table:style-name="ce78" office:value-type="float" office:value="912" calcext:value-type="float">
            <text:p><text:s text:c="3"/>912</text:p>
          </table:table-cell>
          <table:table-cell table:style-name="ce80" office:value-type="float" office:value="2.91" calcext:value-type="float">
            <text:p><text:s text:c="3"/>2.91</text:p>
          </table:table-cell>
          <table:table-cell table:style-name="ce83" office:value-type="float" office:value="45570" calcext:value-type="float">
            <text:p><text:s text:c="3"/>45,570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9245" calcext:value-type="float">
            <text:p><text:s text:c="3"/>149,245</text:p>
          </table:table-cell>
          <table:table-cell table:style-name="ce20" office:value-type="float" office:value="461094" calcext:value-type="float">
            <text:p><text:s text:c="3"/>461,094</text:p>
          </table:table-cell>
          <table:table-cell table:style-name="ce20" office:value-type="float" office:value="235913" calcext:value-type="float">
            <text:p><text:s text:c="3"/>235,913</text:p>
          </table:table-cell>
          <table:table-cell table:style-name="ce20" office:value-type="float" office:value="225181" calcext:value-type="float">
            <text:p><text:s text:c="3"/>225,181</text:p>
          </table:table-cell>
          <table:table-cell table:style-name="ce20" office:value-type="float" office:value="292" calcext:value-type="float">
            <text:p><text:s text:c="3"/>292</text:p>
          </table:table-cell>
          <table:table-cell table:style-name="ce37" office:value-type="float" office:value="7.72" calcext:value-type="float">
            <text:p><text:s text:c="3"/>7.72</text:p>
          </table:table-cell>
          <table:table-cell table:style-name="ce20" office:value-type="float" office:value="275" calcext:value-type="float">
            <text:p><text:s text:c="3"/>275</text:p>
          </table:table-cell>
          <table:table-cell table:style-name="ce37" office:value-type="float" office:value="7.27" calcext:value-type="float">
            <text:p><text:s text:c="3"/>7.27</text:p>
          </table:table-cell>
          <table:table-cell table:style-name="ce20" office:value-type="float" office:value="17" calcext:value-type="float">
            <text:p><text:s text:c="3"/>17</text:p>
          </table:table-cell>
          <table:table-cell table:style-name="ce37" office:value-type="float" office:value="0.45" calcext:value-type="float">
            <text:p><text:s text:c="3"/>0.45</text:p>
          </table:table-cell>
          <table:table-cell table:style-name="ce20" office:value-type="float" office:value="178" calcext:value-type="float">
            <text:p><text:s text:c="3"/>178</text:p>
          </table:table-cell>
          <table:table-cell table:style-name="ce37" office:value-type="float" office:value="4.71" calcext:value-type="float">
            <text:p><text:s text:c="3"/>4.71</text:p>
          </table:table-cell>
          <table:table-cell table:style-name="ce78" office:value-type="float" office:value="86" calcext:value-type="float">
            <text:p><text:s text:c="3"/>86</text:p>
          </table:table-cell>
          <table:table-cell table:style-name="ce80" office:value-type="float" office:value="2.28" calcext:value-type="float">
            <text:p><text:s text:c="3"/>2.28</text:p>
          </table:table-cell>
          <table:table-cell table:style-name="ce83" office:value-type="float" office:value="14672" calcext:value-type="float">
            <text:p><text:s text:c="3"/>14,672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33827" calcext:value-type="float">
            <text:p><text:s text:c="3"/>633,827</text:p>
          </table:table-cell>
          <table:table-cell table:style-name="ce20" office:value-type="float" office:value="1952321" calcext:value-type="float">
            <text:p><text:s text:c="3"/>1,952,321</text:p>
          </table:table-cell>
          <table:table-cell table:style-name="ce20" office:value-type="float" office:value="988831" calcext:value-type="float">
            <text:p><text:s text:c="3"/>988,831</text:p>
          </table:table-cell>
          <table:table-cell table:style-name="ce20" office:value-type="float" office:value="963490" calcext:value-type="float">
            <text:p><text:s text:c="3"/>963,490</text:p>
          </table:table-cell>
          <table:table-cell table:style-name="ce20" office:value-type="float" office:value="1540" calcext:value-type="float">
            <text:p><text:s text:c="3"/>1,540</text:p>
          </table:table-cell>
          <table:table-cell table:style-name="ce37" office:value-type="float" office:value="9.63" calcext:value-type="float">
            <text:p><text:s text:c="3"/>9.63</text:p>
          </table:table-cell>
          <table:table-cell table:style-name="ce20" office:value-type="float" office:value="731" calcext:value-type="float">
            <text:p><text:s text:c="3"/>731</text:p>
          </table:table-cell>
          <table:table-cell table:style-name="ce37" office:value-type="float" office:value="4.57" calcext:value-type="float">
            <text:p><text:s text:c="3"/>4.57</text:p>
          </table:table-cell>
          <table:table-cell table:style-name="ce20" office:value-type="float" office:value="809" calcext:value-type="float">
            <text:p><text:s text:c="3"/>809</text:p>
          </table:table-cell>
          <table:table-cell table:style-name="ce37" office:value-type="float" office:value="5.06" calcext:value-type="float">
            <text:p><text:s text:c="3"/>5.06</text:p>
          </table:table-cell>
          <table:table-cell table:style-name="ce20" office:value-type="float" office:value="956" calcext:value-type="float">
            <text:p><text:s text:c="3"/>956</text:p>
          </table:table-cell>
          <table:table-cell table:style-name="ce37" office:value-type="float" office:value="5.98" calcext:value-type="float">
            <text:p><text:s text:c="3"/>5.98</text:p>
          </table:table-cell>
          <table:table-cell table:style-name="ce78" office:value-type="float" office:value="467" calcext:value-type="float">
            <text:p><text:s text:c="3"/>467</text:p>
          </table:table-cell>
          <table:table-cell table:style-name="ce80" office:value-type="float" office:value="2.92" calcext:value-type="float">
            <text:p><text:s text:c="3"/>2.92</text:p>
          </table:table-cell>
          <table:table-cell table:style-name="ce83" office:value-type="float" office:value="55135" calcext:value-type="float">
            <text:p><text:s text:c="3"/>55,13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1763" calcext:value-type="float">
            <text:p><text:s text:c="3"/>151,763</text:p>
          </table:table-cell>
          <table:table-cell table:style-name="ce20" office:value-type="float" office:value="501312" calcext:value-type="float">
            <text:p><text:s text:c="3"/>501,312</text:p>
          </table:table-cell>
          <table:table-cell table:style-name="ce20" office:value-type="float" office:value="259127" calcext:value-type="float">
            <text:p><text:s text:c="3"/>259,127</text:p>
          </table:table-cell>
          <table:table-cell table:style-name="ce20" office:value-type="float" office:value="242185" calcext:value-type="float">
            <text:p><text:s text:c="3"/>242,185</text:p>
          </table:table-cell>
          <table:table-cell table:style-name="ce20" office:value-type="float" office:value="504" calcext:value-type="float">
            <text:p><text:s text:c="3"/>504</text:p>
          </table:table-cell>
          <table:table-cell table:style-name="ce37" office:value-type="float" office:value="12.27" calcext:value-type="float">
            <text:p><text:s text:c="3"/>12.27</text:p>
          </table:table-cell>
          <table:table-cell table:style-name="ce20" office:value-type="float" office:value="255" calcext:value-type="float">
            <text:p><text:s text:c="3"/>255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249" calcext:value-type="float">
            <text:p><text:s text:c="3"/>249</text:p>
          </table:table-cell>
          <table:table-cell table:style-name="ce37" office:value-type="float" office:value="6.06" calcext:value-type="float">
            <text:p><text:s text:c="3"/>6.06</text:p>
          </table:table-cell>
          <table:table-cell table:style-name="ce20" office:value-type="float" office:value="237" calcext:value-type="float">
            <text:p><text:s text:c="3"/>237</text:p>
          </table:table-cell>
          <table:table-cell table:style-name="ce37" office:value-type="float" office:value="5.77" calcext:value-type="float">
            <text:p><text:s text:c="3"/>5.77</text:p>
          </table:table-cell>
          <table:table-cell table:style-name="ce78" office:value-type="float" office:value="113" calcext:value-type="float">
            <text:p><text:s text:c="3"/>113</text:p>
          </table:table-cell>
          <table:table-cell table:style-name="ce80" office:value-type="float" office:value="2.75" calcext:value-type="float">
            <text:p><text:s text:c="3"/>2.75</text:p>
          </table:table-cell>
          <table:table-cell table:style-name="ce83" office:value-type="float" office:value="18731" calcext:value-type="float">
            <text:p><text:s text:c="3"/>18,731</text:p>
          </table:table-cell>
          <table:table-cell table:number-columns-repeated="1008"/>
        </table:table-row>
        <table:table-row table:style-name="ro13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5866" calcext:value-type="float">
            <text:p><text:s text:c="3"/>165,866</text:p>
          </table:table-cell>
          <table:table-cell table:style-name="ce20" office:value-type="float" office:value="559959" calcext:value-type="float">
            <text:p><text:s text:c="3"/>559,959</text:p>
          </table:table-cell>
          <table:table-cell table:style-name="ce20" office:value-type="float" office:value="292304" calcext:value-type="float">
            <text:p><text:s text:c="3"/>292,304</text:p>
          </table:table-cell>
          <table:table-cell table:style-name="ce20" office:value-type="float" office:value="267655" calcext:value-type="float">
            <text:p><text:s text:c="3"/>267,655</text:p>
          </table:table-cell>
          <table:table-cell table:style-name="ce20" office:value-type="float" office:value="405" calcext:value-type="float">
            <text:p><text:s text:c="3"/>405</text:p>
          </table:table-cell>
          <table:table-cell table:style-name="ce37" office:value-type="float" office:value="8.82" calcext:value-type="float">
            <text:p><text:s text:c="3"/>8.82</text:p>
          </table:table-cell>
          <table:table-cell table:style-name="ce20" office:value-type="float" office:value="297" calcext:value-type="float">
            <text:p><text:s text:c="3"/>297</text:p>
          </table:table-cell>
          <table:table-cell table:style-name="ce37" office:value-type="float" office:value="6.47" calcext:value-type="float">
            <text:p><text:s text:c="3"/>6.47</text:p>
          </table:table-cell>
          <table:table-cell table:style-name="ce20" office:value-type="float" office:value="108" calcext:value-type="float">
            <text:p><text:s text:c="3"/>108</text:p>
          </table:table-cell>
          <table:table-cell table:style-name="ce37" office:value-type="float" office:value="2.35" calcext:value-type="float">
            <text:p><text:s text:c="3"/>2.35</text:p>
          </table:table-cell>
          <table:table-cell table:style-name="ce20" office:value-type="float" office:value="261" calcext:value-type="float">
            <text:p><text:s text:c="3"/>261</text:p>
          </table:table-cell>
          <table:table-cell table:style-name="ce37" office:value-type="float" office:value="5.69" calcext:value-type="float">
            <text:p><text:s text:c="3"/>5.69</text:p>
          </table:table-cell>
          <table:table-cell table:style-name="ce78" office:value-type="float" office:value="113" calcext:value-type="float">
            <text:p><text:s text:c="3"/>113</text:p>
          </table:table-cell>
          <table:table-cell table:style-name="ce80" office:value-type="float" office:value="2.46" calcext:value-type="float">
            <text:p><text:s text:c="3"/>2.46</text:p>
          </table:table-cell>
          <table:table-cell table:style-name="ce83" office:value-type="float" office:value="10093" calcext:value-type="float">
            <text:p><text:s text:c="3"/>10,093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9096" calcext:value-type="float">
            <text:p><text:s text:c="3"/>449,096</text:p>
          </table:table-cell>
          <table:table-cell table:style-name="ce20" office:value-type="float" office:value="1555418" calcext:value-type="float">
            <text:p><text:s text:c="3"/>1,555,418</text:p>
          </table:table-cell>
          <table:table-cell table:style-name="ce20" office:value-type="float" office:value="790706" calcext:value-type="float">
            <text:p><text:s text:c="3"/>790,706</text:p>
          </table:table-cell>
          <table:table-cell table:style-name="ce20" office:value-type="float" office:value="764712" calcext:value-type="float">
            <text:p><text:s text:c="3"/>764,712</text:p>
          </table:table-cell>
          <table:table-cell table:style-name="ce20" office:value-type="float" office:value="1154" calcext:value-type="float">
            <text:p><text:s text:c="3"/>1,154</text:p>
          </table:table-cell>
          <table:table-cell table:style-name="ce37" office:value-type="float" office:value="9.05" calcext:value-type="float">
            <text:p><text:s text:c="3"/>9.05</text:p>
          </table:table-cell>
          <table:table-cell table:style-name="ce20" office:value-type="float" office:value="680" calcext:value-type="float">
            <text:p><text:s text:c="3"/>680</text:p>
          </table:table-cell>
          <table:table-cell table:style-name="ce37" office:value-type="float" office:value="5.33" calcext:value-type="float">
            <text:p><text:s text:c="3"/>5.33</text:p>
          </table:table-cell>
          <table:table-cell table:style-name="ce20" office:value-type="float" office:value="474" calcext:value-type="float">
            <text:p><text:s text:c="3"/>474</text:p>
          </table:table-cell>
          <table:table-cell table:style-name="ce37" office:value-type="float" office:value="3.72" calcext:value-type="float">
            <text:p><text:s text:c="3"/>3.72</text:p>
          </table:table-cell>
          <table:table-cell table:style-name="ce20" office:value-type="float" office:value="694" calcext:value-type="float">
            <text:p><text:s text:c="3"/>694</text:p>
          </table:table-cell>
          <table:table-cell table:style-name="ce37" office:value-type="float" office:value="5.44" calcext:value-type="float">
            <text:p><text:s text:c="3"/>5.44</text:p>
          </table:table-cell>
          <table:table-cell table:style-name="ce78" office:value-type="float" office:value="301" calcext:value-type="float">
            <text:p><text:s text:c="3"/>301</text:p>
          </table:table-cell>
          <table:table-cell table:style-name="ce80" office:value-type="float" office:value="2.36" calcext:value-type="float">
            <text:p><text:s text:c="3"/>2.36</text:p>
          </table:table-cell>
          <table:table-cell table:style-name="ce83" office:value-type="float" office:value="18972" calcext:value-type="float">
            <text:p><text:s text:c="3"/>18,972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2225" calcext:value-type="float">
            <text:p><text:s text:c="3"/>352,225</text:p>
          </table:table-cell>
          <table:table-cell table:style-name="ce20" office:value-type="float" office:value="1312427" calcext:value-type="float">
            <text:p><text:s text:c="3"/>1,312,427</text:p>
          </table:table-cell>
          <table:table-cell table:style-name="ce20" office:value-type="float" office:value="676223" calcext:value-type="float">
            <text:p><text:s text:c="3"/>676,223</text:p>
          </table:table-cell>
          <table:table-cell table:style-name="ce20" office:value-type="float" office:value="636204" calcext:value-type="float">
            <text:p><text:s text:c="3"/>636,204</text:p>
          </table:table-cell>
          <table:table-cell table:style-name="ce20" office:value-type="float" office:value="1019" calcext:value-type="float">
            <text:p><text:s text:c="3"/>1,019</text:p>
          </table:table-cell>
          <table:table-cell table:style-name="ce37" office:value-type="float" office:value="9.47" calcext:value-type="float">
            <text:p><text:s text:c="3"/>9.47</text:p>
          </table:table-cell>
          <table:table-cell table:style-name="ce20" office:value-type="float" office:value="682" calcext:value-type="float">
            <text:p><text:s text:c="3"/>682</text:p>
          </table:table-cell>
          <table:table-cell table:style-name="ce37" office:value-type="float" office:value="6.34" calcext:value-type="float">
            <text:p><text:s text:c="3"/>6.34</text:p>
          </table:table-cell>
          <table:table-cell table:style-name="ce20" office:value-type="float" office:value="337" calcext:value-type="float">
            <text:p><text:s text:c="3"/>337</text:p>
          </table:table-cell>
          <table:table-cell table:style-name="ce37" office:value-type="float" office:value="3.13" calcext:value-type="float">
            <text:p><text:s text:c="3"/>3.13</text:p>
          </table:table-cell>
          <table:table-cell table:style-name="ce20" office:value-type="float" office:value="499" calcext:value-type="float">
            <text:p><text:s text:c="3"/>499</text:p>
          </table:table-cell>
          <table:table-cell table:style-name="ce37" office:value-type="float" office:value="4.64" calcext:value-type="float">
            <text:p><text:s text:c="3"/>4.64</text:p>
          </table:table-cell>
          <table:table-cell table:style-name="ce78" office:value-type="float" office:value="182" calcext:value-type="float">
            <text:p><text:s text:c="3"/>182</text:p>
          </table:table-cell>
          <table:table-cell table:style-name="ce80" office:value-type="float" office:value="1.69" calcext:value-type="float">
            <text:p><text:s text:c="3"/>1.69</text:p>
          </table:table-cell>
          <table:table-cell table:style-name="ce83" office:value-type="float" office:value="4561" calcext:value-type="float">
            <text:p><text:s text:c="3"/>4,561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6162" calcext:value-type="float">
            <text:p><text:s text:c="3"/>166,162</text:p>
          </table:table-cell>
          <table:table-cell table:style-name="ce20" office:value-type="float" office:value="532074" calcext:value-type="float">
            <text:p><text:s text:c="3"/>532,074</text:p>
          </table:table-cell>
          <table:table-cell table:style-name="ce20" office:value-type="float" office:value="275116" calcext:value-type="float">
            <text:p><text:s text:c="3"/>275,116</text:p>
          </table:table-cell>
          <table:table-cell table:style-name="ce20" office:value-type="float" office:value="256958" calcext:value-type="float">
            <text:p><text:s text:c="3"/>256,958</text:p>
          </table:table-cell>
          <table:table-cell table:style-name="ce20" office:value-type="float" office:value="310" calcext:value-type="float">
            <text:p><text:s text:c="3"/>310</text:p>
          </table:table-cell>
          <table:table-cell table:style-name="ce37" office:value-type="float" office:value="7.11" calcext:value-type="float">
            <text:p><text:s text:c="3"/>7.11</text:p>
          </table:table-cell>
          <table:table-cell table:style-name="ce20" office:value-type="float" office:value="358" calcext:value-type="float">
            <text:p><text:s text:c="3"/>358</text:p>
          </table:table-cell>
          <table:table-cell table:style-name="ce37" office:value-type="float" office:value="8.21" calcext:value-type="float">
            <text:p><text:s text:c="3"/>8.21</text:p>
          </table:table-cell>
          <table:table-cell table:style-name="ce20" office:value-type="float" office:value="-48" calcext:value-type="float">
            <text:p>－48</text:p>
          </table:table-cell>
          <table:table-cell table:style-name="ce37" office:value-type="float" office:value="-1.1" calcext:value-type="float">
            <text:p>－1.10</text:p>
          </table:table-cell>
          <table:table-cell table:style-name="ce20" office:value-type="float" office:value="195" calcext:value-type="float">
            <text:p><text:s text:c="3"/>195</text:p>
          </table:table-cell>
          <table:table-cell table:style-name="ce37" office:value-type="float" office:value="4.47" calcext:value-type="float">
            <text:p><text:s text:c="3"/>4.47</text:p>
          </table:table-cell>
          <table:table-cell table:style-name="ce78" office:value-type="float" office:value="90" calcext:value-type="float">
            <text:p><text:s text:c="3"/>90</text:p>
          </table:table-cell>
          <table:table-cell table:style-name="ce80" office:value-type="float" office:value="2.06" calcext:value-type="float">
            <text:p><text:s text:c="3"/>2.06</text:p>
          </table:table-cell>
          <table:table-cell table:style-name="ce83" office:value-type="float" office:value="27682" calcext:value-type="float">
            <text:p><text:s text:c="3"/>27,682</text:p>
          </table:table-cell>
          <table:table-cell table:number-columns-repeated="1008"/>
        </table:table-row>
        <table:table-row table:style-name="ro13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2569" calcext:value-type="float">
            <text:p><text:s text:c="3"/>222,569</text:p>
          </table:table-cell>
          <table:table-cell table:style-name="ce20" office:value-type="float" office:value="724334" calcext:value-type="float">
            <text:p><text:s text:c="3"/>724,334</text:p>
          </table:table-cell>
          <table:table-cell table:style-name="ce20" office:value-type="float" office:value="380020" calcext:value-type="float">
            <text:p><text:s text:c="3"/>380,020</text:p>
          </table:table-cell>
          <table:table-cell table:style-name="ce20" office:value-type="float" office:value="344314" calcext:value-type="float">
            <text:p><text:s text:c="3"/>344,314</text:p>
          </table:table-cell>
          <table:table-cell table:style-name="ce20" office:value-type="float" office:value="538" calcext:value-type="float">
            <text:p><text:s text:c="3"/>538</text:p>
          </table:table-cell>
          <table:table-cell table:style-name="ce37" office:value-type="float" office:value="9.06" calcext:value-type="float">
            <text:p><text:s text:c="3"/>9.06</text:p>
          </table:table-cell>
          <table:table-cell table:style-name="ce20" office:value-type="float" office:value="502" calcext:value-type="float">
            <text:p><text:s text:c="3"/>502</text:p>
          </table:table-cell>
          <table:table-cell table:style-name="ce37" office:value-type="float" office:value="8.45" calcext:value-type="float">
            <text:p><text:s text:c="3"/>8.45</text:p>
          </table:table-cell>
          <table:table-cell table:style-name="ce20" office:value-type="float" office:value="36" calcext:value-type="float">
            <text:p><text:s text:c="3"/>36</text:p>
          </table:table-cell>
          <table:table-cell table:style-name="ce37" office:value-type="float" office:value="0.61" calcext:value-type="float">
            <text:p><text:s text:c="3"/>0.61</text:p>
          </table:table-cell>
          <table:table-cell table:style-name="ce20" office:value-type="float" office:value="270" calcext:value-type="float">
            <text:p><text:s text:c="3"/>270</text:p>
          </table:table-cell>
          <table:table-cell table:style-name="ce37" office:value-type="float" office:value="4.55" calcext:value-type="float">
            <text:p><text:s text:c="3"/>4.55</text:p>
          </table:table-cell>
          <table:table-cell table:style-name="ce78" office:value-type="float" office:value="110" calcext:value-type="float">
            <text:p><text:s text:c="3"/>110</text:p>
          </table:table-cell>
          <table:table-cell table:style-name="ce80" office:value-type="float" office:value="1.85" calcext:value-type="float">
            <text:p><text:s text:c="3"/>1.85</text:p>
          </table:table-cell>
          <table:table-cell table:style-name="ce83" office:value-type="float" office:value="1562" calcext:value-type="float">
            <text:p><text:s text:c="3"/>1,562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1005" calcext:value-type="float">
            <text:p><text:s text:c="3"/>171,005</text:p>
          </table:table-cell>
          <table:table-cell table:style-name="ce20" office:value-type="float" office:value="548652" calcext:value-type="float">
            <text:p><text:s text:c="3"/>548,652</text:p>
          </table:table-cell>
          <table:table-cell table:style-name="ce20" office:value-type="float" office:value="287469" calcext:value-type="float">
            <text:p><text:s text:c="3"/>287,469</text:p>
          </table:table-cell>
          <table:table-cell table:style-name="ce20" office:value-type="float" office:value="261183" calcext:value-type="float">
            <text:p><text:s text:c="3"/>261,183</text:p>
          </table:table-cell>
          <table:table-cell table:style-name="ce20" office:value-type="float" office:value="355" calcext:value-type="float">
            <text:p><text:s text:c="3"/>355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357" calcext:value-type="float">
            <text:p><text:s text:c="3"/>357</text:p>
          </table:table-cell>
          <table:table-cell table:style-name="ce37" office:value-type="float" office:value="7.94" calcext:value-type="float">
            <text:p><text:s text:c="3"/>7.94</text:p>
          </table:table-cell>
          <table:table-cell table:style-name="ce20" office:value-type="float" office:value="-2" calcext:value-type="float">
            <text:p>－2</text:p>
          </table:table-cell>
          <table:table-cell table:style-name="ce37" office:value-type="float" office:value="-0.04" calcext:value-type="float">
            <text:p>－0.04</text:p>
          </table:table-cell>
          <table:table-cell table:style-name="ce20" office:value-type="float" office:value="223" calcext:value-type="float">
            <text:p><text:s text:c="3"/>223</text:p>
          </table:table-cell>
          <table:table-cell table:style-name="ce37" office:value-type="float" office:value="4.96" calcext:value-type="float">
            <text:p><text:s text:c="3"/>4.96</text:p>
          </table:table-cell>
          <table:table-cell table:style-name="ce78" office:value-type="float" office:value="97" calcext:value-type="float">
            <text:p><text:s text:c="3"/>97</text:p>
          </table:table-cell>
          <table:table-cell table:style-name="ce80" office:value-type="float" office:value="2.16" calcext:value-type="float">
            <text:p><text:s text:c="3"/>2.16</text:p>
          </table:table-cell>
          <table:table-cell table:style-name="ce83" office:value-type="float" office:value="5316" calcext:value-type="float">
            <text:p><text:s text:c="3"/>5,316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7524" calcext:value-type="float">
            <text:p><text:s text:c="3"/>357,524</text:p>
          </table:table-cell>
          <table:table-cell table:style-name="ce20" office:value-type="float" office:value="1104258" calcext:value-type="float">
            <text:p><text:s text:c="3"/>1,104,258</text:p>
          </table:table-cell>
          <table:table-cell table:style-name="ce20" office:value-type="float" office:value="566005" calcext:value-type="float">
            <text:p><text:s text:c="3"/>566,005</text:p>
          </table:table-cell>
          <table:table-cell table:style-name="ce20" office:value-type="float" office:value="538253" calcext:value-type="float">
            <text:p><text:s text:c="3"/>538,253</text:p>
          </table:table-cell>
          <table:table-cell table:style-name="ce20" office:value-type="float" office:value="686" calcext:value-type="float">
            <text:p><text:s text:c="3"/>686</text:p>
          </table:table-cell>
          <table:table-cell table:style-name="ce37" office:value-type="float" office:value="7.58" calcext:value-type="float">
            <text:p><text:s text:c="3"/>7.58</text:p>
          </table:table-cell>
          <table:table-cell table:style-name="ce20" office:value-type="float" office:value="663" calcext:value-type="float">
            <text:p><text:s text:c="3"/>663</text:p>
          </table:table-cell>
          <table:table-cell table:style-name="ce37" office:value-type="float" office:value="7.32" calcext:value-type="float">
            <text:p><text:s text:c="3"/>7.32</text:p>
          </table:table-cell>
          <table:table-cell table:style-name="ce20" office:value-type="float" office:value="23" calcext:value-type="float">
            <text:p><text:s text:c="3"/>23</text:p>
          </table:table-cell>
          <table:table-cell table:style-name="ce37" office:value-type="float" office:value="0.25" calcext:value-type="float">
            <text:p><text:s text:c="3"/>0.25</text:p>
          </table:table-cell>
          <table:table-cell table:style-name="ce20" office:value-type="float" office:value="381" calcext:value-type="float">
            <text:p><text:s text:c="3"/>381</text:p>
          </table:table-cell>
          <table:table-cell table:style-name="ce37" office:value-type="float" office:value="4.21" calcext:value-type="float">
            <text:p><text:s text:c="3"/>4.2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style-name="ce80" office:value-type="float" office:value="2.02" calcext:value-type="float">
            <text:p><text:s text:c="3"/>2.02</text:p>
          </table:table-cell>
          <table:table-cell table:style-name="ce83" office:value-type="float" office:value="3384" calcext:value-type="float">
            <text:p><text:s text:c="3"/>3,384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9351" calcext:value-type="float">
            <text:p><text:s text:c="3"/>419,351</text:p>
          </table:table-cell>
          <table:table-cell table:style-name="ce20" office:value-type="float" office:value="1242864" calcext:value-type="float">
            <text:p><text:s text:c="3"/>1,242,864</text:p>
          </table:table-cell>
          <table:table-cell table:style-name="ce20" office:value-type="float" office:value="639363" calcext:value-type="float">
            <text:p><text:s text:c="3"/>639,363</text:p>
          </table:table-cell>
          <table:table-cell table:style-name="ce20" office:value-type="float" office:value="603501" calcext:value-type="float">
            <text:p><text:s text:c="3"/>603,501</text:p>
          </table:table-cell>
          <table:table-cell table:style-name="ce20" office:value-type="float" office:value="920" calcext:value-type="float">
            <text:p><text:s text:c="3"/>920</text:p>
          </table:table-cell>
          <table:table-cell table:style-name="ce37" office:value-type="float" office:value="9.03" calcext:value-type="float">
            <text:p><text:s text:c="3"/>9.03</text:p>
          </table:table-cell>
          <table:table-cell table:style-name="ce20" office:value-type="float" office:value="697" calcext:value-type="float">
            <text:p><text:s text:c="3"/>697</text:p>
          </table:table-cell>
          <table:table-cell table:style-name="ce37" office:value-type="float" office:value="6.84" calcext:value-type="float">
            <text:p><text:s text:c="3"/>6.84</text:p>
          </table:table-cell>
          <table:table-cell table:style-name="ce20" office:value-type="float" office:value="223" calcext:value-type="float">
            <text:p><text:s text:c="3"/>223</text:p>
          </table:table-cell>
          <table:table-cell table:style-name="ce37" office:value-type="float" office:value="2.19" calcext:value-type="float">
            <text:p><text:s text:c="3"/>2.19</text:p>
          </table:table-cell>
          <table:table-cell table:style-name="ce20" office:value-type="float" office:value="529" calcext:value-type="float">
            <text:p><text:s text:c="3"/>529</text:p>
          </table:table-cell>
          <table:table-cell table:style-name="ce37" office:value-type="float" office:value="5.19" calcext:value-type="float">
            <text:p><text:s text:c="3"/>5.19</text:p>
          </table:table-cell>
          <table:table-cell table:style-name="ce78" office:value-type="float" office:value="283" calcext:value-type="float">
            <text:p><text:s text:c="3"/>283</text:p>
          </table:table-cell>
          <table:table-cell table:style-name="ce80" office:value-type="float" office:value="2.78" calcext:value-type="float">
            <text:p><text:s text:c="3"/>2.78</text:p>
          </table:table-cell>
          <table:table-cell table:style-name="ce83" office:value-type="float" office:value="16645" calcext:value-type="float">
            <text:p><text:s text:c="3"/>16,645</text:p>
          </table:table-cell>
          <table:table-cell table:number-columns-repeated="1008"/>
        </table:table-row>
        <table:table-row table:style-name="ro13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9221" calcext:value-type="float">
            <text:p><text:s text:c="3"/>269,221</text:p>
          </table:table-cell>
          <table:table-cell table:style-name="ce20" office:value-type="float" office:value="885640" calcext:value-type="float">
            <text:p><text:s text:c="3"/>885,640</text:p>
          </table:table-cell>
          <table:table-cell table:style-name="ce20" office:value-type="float" office:value="457356" calcext:value-type="float">
            <text:p><text:s text:c="3"/>457,356</text:p>
          </table:table-cell>
          <table:table-cell table:style-name="ce20" office:value-type="float" office:value="428284" calcext:value-type="float">
            <text:p><text:s text:c="3"/>428,284</text:p>
          </table:table-cell>
          <table:table-cell table:style-name="ce20" office:value-type="float" office:value="574" calcext:value-type="float">
            <text:p><text:s text:c="3"/>574</text:p>
          </table:table-cell>
          <table:table-cell table:style-name="ce37" office:value-type="float" office:value="7.9" calcext:value-type="float">
            <text:p><text:s text:c="3"/>7.90</text:p>
          </table:table-cell>
          <table:table-cell table:style-name="ce20" office:value-type="float" office:value="650" calcext:value-type="float">
            <text:p><text:s text:c="3"/>650</text:p>
          </table:table-cell>
          <table:table-cell table:style-name="ce37" office:value-type="float" office:value="8.95" calcext:value-type="float">
            <text:p><text:s text:c="3"/>8.95</text:p>
          </table:table-cell>
          <table:table-cell table:style-name="ce20" office:value-type="float" office:value="-76" calcext:value-type="float">
            <text:p>－76</text:p>
          </table:table-cell>
          <table:table-cell table:style-name="ce37" office:value-type="float" office:value="-1.05" calcext:value-type="float">
            <text:p>－1.05</text:p>
          </table:table-cell>
          <table:table-cell table:style-name="ce20" office:value-type="float" office:value="311" calcext:value-type="float">
            <text:p><text:s text:c="3"/>311</text:p>
          </table:table-cell>
          <table:table-cell table:style-name="ce37" office:value-type="float" office:value="4.28" calcext:value-type="float">
            <text:p><text:s text:c="3"/>4.28</text:p>
          </table:table-cell>
          <table:table-cell table:style-name="ce78" office:value-type="float" office:value="194" calcext:value-type="float">
            <text:p><text:s text:c="3"/>194</text:p>
          </table:table-cell>
          <table:table-cell table:style-name="ce80" office:value-type="float" office:value="2.67" calcext:value-type="float">
            <text:p><text:s text:c="3"/>2.67</text:p>
          </table:table-cell>
          <table:table-cell table:style-name="ce83" office:value-type="float" office:value="55913" calcext:value-type="float">
            <text:p><text:s text:c="3"/>55,913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594" calcext:value-type="float">
            <text:p><text:s text:c="3"/>78,594</text:p>
          </table:table-cell>
          <table:table-cell table:style-name="ce20" office:value-type="float" office:value="232107" calcext:value-type="float">
            <text:p><text:s text:c="3"/>232,107</text:p>
          </table:table-cell>
          <table:table-cell table:style-name="ce20" office:value-type="float" office:value="122258" calcext:value-type="float">
            <text:p><text:s text:c="3"/>122,258</text:p>
          </table:table-cell>
          <table:table-cell table:style-name="ce20" office:value-type="float" office:value="109849" calcext:value-type="float">
            <text:p><text:s text:c="3"/>109,849</text:p>
          </table:table-cell>
          <table:table-cell table:style-name="ce20" office:value-type="float" office:value="169" calcext:value-type="float">
            <text:p><text:s text:c="3"/>169</text:p>
          </table:table-cell>
          <table:table-cell table:style-name="ce37" office:value-type="float" office:value="8.88" calcext:value-type="float">
            <text:p><text:s text:c="3"/>8.88</text:p>
          </table:table-cell>
          <table:table-cell table:style-name="ce20" office:value-type="float" office:value="168" calcext:value-type="float">
            <text:p><text:s text:c="3"/>168</text:p>
          </table:table-cell>
          <table:table-cell table:style-name="ce37" office:value-type="float" office:value="8.83" calcext:value-type="float">
            <text:p><text:s text:c="3"/>8.83</text:p>
          </table:table-cell>
          <table:table-cell table:style-name="ce20" office:value-type="float" office:value="1" calcext:value-type="float">
            <text:p><text:s text:c="3"/>1</text:p>
          </table:table-cell>
          <table:table-cell table:style-name="ce37" office:value-type="float" office:value="0.05" calcext:value-type="float">
            <text:p><text:s text:c="3"/>0.05</text:p>
          </table:table-cell>
          <table:table-cell table:style-name="ce20" office:value-type="float" office:value="93" calcext:value-type="float">
            <text:p><text:s text:c="3"/>93</text:p>
          </table:table-cell>
          <table:table-cell table:style-name="ce37" office:value-type="float" office:value="4.89" calcext:value-type="float">
            <text:p><text:s text:c="3"/>4.89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80" office:value-type="float" office:value="2.52" calcext:value-type="float">
            <text:p><text:s text:c="3"/>2.52</text:p>
          </table:table-cell>
          <table:table-cell table:style-name="ce83" office:value-type="float" office:value="78740" calcext:value-type="float">
            <text:p><text:s text:c="3"/>78,74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8291" calcext:value-type="float">
            <text:p><text:s text:c="3"/>118,291</text:p>
          </table:table-cell>
          <table:table-cell table:style-name="ce20" office:value-type="float" office:value="341843" calcext:value-type="float">
            <text:p><text:s text:c="3"/>341,843</text:p>
          </table:table-cell>
          <table:table-cell table:style-name="ce20" office:value-type="float" office:value="177302" calcext:value-type="float">
            <text:p><text:s text:c="3"/>177,302</text:p>
          </table:table-cell>
          <table:table-cell table:style-name="ce20" office:value-type="float" office:value="164541" calcext:value-type="float">
            <text:p><text:s text:c="3"/>164,541</text:p>
          </table:table-cell>
          <table:table-cell table:style-name="ce20" office:value-type="float" office:value="219" calcext:value-type="float">
            <text:p><text:s text:c="3"/>219</text:p>
          </table:table-cell>
          <table:table-cell table:style-name="ce37" office:value-type="float" office:value="7.81" calcext:value-type="float">
            <text:p><text:s text:c="3"/>7.81</text:p>
          </table:table-cell>
          <table:table-cell table:style-name="ce20" office:value-type="float" office:value="260" calcext:value-type="float">
            <text:p><text:s text:c="3"/>260</text:p>
          </table:table-cell>
          <table:table-cell table:style-name="ce37" office:value-type="float" office:value="9.28" calcext:value-type="float">
            <text:p><text:s text:c="3"/>9.28</text:p>
          </table:table-cell>
          <table:table-cell table:style-name="ce20" office:value-type="float" office:value="-41" calcext:value-type="float">
            <text:p>－41</text:p>
          </table:table-cell>
          <table:table-cell table:style-name="ce37" office:value-type="float" office:value="-1.46" calcext:value-type="float">
            <text:p>－1.46</text:p>
          </table:table-cell>
          <table:table-cell table:style-name="ce20" office:value-type="float" office:value="149" calcext:value-type="float">
            <text:p><text:s text:c="3"/>149</text:p>
          </table:table-cell>
          <table:table-cell table:style-name="ce37" office:value-type="float" office:value="5.32" calcext:value-type="float">
            <text:p><text:s text:c="3"/>5.32</text:p>
          </table:table-cell>
          <table:table-cell table:style-name="ce78" office:value-type="float" office:value="68" calcext:value-type="float">
            <text:p><text:s text:c="3"/>68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89730" calcext:value-type="float">
            <text:p><text:s text:c="3"/>89,73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1141" calcext:value-type="float">
            <text:p><text:s text:c="3"/>31,141</text:p>
          </table:table-cell>
          <table:table-cell table:style-name="ce20" office:value-type="float" office:value="92984" calcext:value-type="float">
            <text:p><text:s text:c="3"/>92,984</text:p>
          </table:table-cell>
          <table:table-cell table:style-name="ce20" office:value-type="float" office:value="47963" calcext:value-type="float">
            <text:p><text:s text:c="3"/>47,963</text:p>
          </table:table-cell>
          <table:table-cell table:style-name="ce20" office:value-type="float" office:value="45021" calcext:value-type="float">
            <text:p><text:s text:c="3"/>45,021</text:p>
          </table:table-cell>
          <table:table-cell table:style-name="ce20" office:value-type="float" office:value="65" calcext:value-type="float">
            <text:p><text:s text:c="3"/>65</text:p>
          </table:table-cell>
          <table:table-cell table:style-name="ce37" office:value-type="float" office:value="8.53" calcext:value-type="float">
            <text:p><text:s text:c="3"/>8.53</text:p>
          </table:table-cell>
          <table:table-cell table:style-name="ce20" office:value-type="float" office:value="40" calcext:value-type="float">
            <text:p><text:s text:c="3"/>40</text:p>
          </table:table-cell>
          <table:table-cell table:style-name="ce37" office:value-type="float" office:value="5.25" calcext:value-type="float">
            <text:p><text:s text:c="3"/>5.25</text:p>
          </table:table-cell>
          <table:table-cell table:style-name="ce20" office:value-type="float" office:value="25" calcext:value-type="float">
            <text:p><text:s text:c="3"/>25</text:p>
          </table:table-cell>
          <table:table-cell table:style-name="ce37" office:value-type="float" office:value="3.28" calcext:value-type="float">
            <text:p><text:s text:c="3"/>3.28</text:p>
          </table:table-cell>
          <table:table-cell table:style-name="ce20" office:value-type="float" office:value="31" calcext:value-type="float">
            <text:p><text:s text:c="3"/>31</text:p>
          </table:table-cell>
          <table:table-cell table:style-name="ce37" office:value-type="float" office:value="4.07" calcext:value-type="float">
            <text:p><text:s text:c="3"/>4.07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80" office:value-type="float" office:value="2.23" calcext:value-type="float">
            <text:p><text:s text:c="3"/>2.23</text:p>
          </table:table-cell>
          <table:table-cell table:style-name="ce83" office:value-type="float" office:value="227" calcext:value-type="float">
            <text:p><text:s text:c="3"/>227</text:p>
          </table:table-cell>
          <table:table-cell table:number-columns-repeated="1008"/>
        </table:table-row>
        <table:table-row table:style-name="ro13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4068" calcext:value-type="float">
            <text:p><text:s text:c="3"/>144,068</text:p>
          </table:table-cell>
          <table:table-cell table:style-name="ce20" office:value-type="float" office:value="389087" calcext:value-type="float">
            <text:p><text:s text:c="3"/>389,087</text:p>
          </table:table-cell>
          <table:table-cell table:style-name="ce20" office:value-type="float" office:value="196985" calcext:value-type="float">
            <text:p><text:s text:c="3"/>196,985</text:p>
          </table:table-cell>
          <table:table-cell table:style-name="ce20" office:value-type="float" office:value="192102" calcext:value-type="float">
            <text:p><text:s text:c="3"/>192,102</text:p>
          </table:table-cell>
          <table:table-cell table:style-name="ce20" office:value-type="float" office:value="213" calcext:value-type="float">
            <text:p><text:s text:c="3"/>213</text:p>
          </table:table-cell>
          <table:table-cell table:style-name="ce37" office:value-type="float" office:value="6.68" calcext:value-type="float">
            <text:p><text:s text:c="3"/>6.68</text:p>
          </table:table-cell>
          <table:table-cell table:style-name="ce20" office:value-type="float" office:value="197" calcext:value-type="float">
            <text:p><text:s text:c="3"/>197</text:p>
          </table:table-cell>
          <table:table-cell table:style-name="ce37" office:value-type="float" office:value="6.18" calcext:value-type="float">
            <text:p><text:s text:c="3"/>6.18</text:p>
          </table:table-cell>
          <table:table-cell table:style-name="ce20" office:value-type="float" office:value="16" calcext:value-type="float">
            <text:p><text:s text:c="3"/>16</text:p>
          </table:table-cell>
          <table:table-cell table:style-name="ce37" office:value-type="float" office:value="0.5" calcext:value-type="float">
            <text:p><text:s text:c="3"/>0.50</text:p>
          </table:table-cell>
          <table:table-cell table:style-name="ce20" office:value-type="float" office:value="152" calcext:value-type="float">
            <text:p><text:s text:c="3"/>152</text:p>
          </table:table-cell>
          <table:table-cell table:style-name="ce37" office:value-type="float" office:value="4.77" calcext:value-type="float">
            <text:p><text:s text:c="3"/>4.77</text:p>
          </table:table-cell>
          <table:table-cell table:style-name="ce78" office:value-type="float" office:value="96" calcext:value-type="float">
            <text:p><text:s text:c="3"/>96</text:p>
          </table:table-cell>
          <table:table-cell table:style-name="ce80" office:value-type="float" office:value="3.01" calcext:value-type="float">
            <text:p><text:s text:c="3"/>3.01</text:p>
          </table:table-cell>
          <table:table-cell table:style-name="ce83" office:value-type="float" office:value="8425" calcext:value-type="float">
            <text:p><text:s text:c="3"/>8,425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3185" calcext:value-type="float">
            <text:p><text:s text:c="3"/>133,185</text:p>
          </table:table-cell>
          <table:table-cell table:style-name="ce20" office:value-type="float" office:value="403638" calcext:value-type="float">
            <text:p><text:s text:c="3"/>403,638</text:p>
          </table:table-cell>
          <table:table-cell table:style-name="ce20" office:value-type="float" office:value="201654" calcext:value-type="float">
            <text:p><text:s text:c="3"/>201,654</text:p>
          </table:table-cell>
          <table:table-cell table:style-name="ce20" office:value-type="float" office:value="201984" calcext:value-type="float">
            <text:p><text:s text:c="3"/>201,984</text:p>
          </table:table-cell>
          <table:table-cell table:style-name="ce20" office:value-type="float" office:value="387" calcext:value-type="float">
            <text:p><text:s text:c="3"/>387</text:p>
          </table:table-cell>
          <table:table-cell table:style-name="ce37" office:value-type="float" office:value="11.7" calcext:value-type="float">
            <text:p><text:s text:c="3"/>11.70</text:p>
          </table:table-cell>
          <table:table-cell table:style-name="ce20" office:value-type="float" office:value="174" calcext:value-type="float">
            <text:p><text:s text:c="3"/>174</text:p>
          </table:table-cell>
          <table:table-cell table:style-name="ce37" office:value-type="float" office:value="5.26" calcext:value-type="float">
            <text:p><text:s text:c="3"/>5.26</text:p>
          </table:table-cell>
          <table:table-cell table:style-name="ce20" office:value-type="float" office:value="213" calcext:value-type="float">
            <text:p><text:s text:c="3"/>213</text:p>
          </table:table-cell>
          <table:table-cell table:style-name="ce37" office:value-type="float" office:value="6.44" calcext:value-type="float">
            <text:p><text:s text:c="3"/>6.44</text:p>
          </table:table-cell>
          <table:table-cell table:style-name="ce20" office:value-type="float" office:value="183" calcext:value-type="float">
            <text:p><text:s text:c="3"/>183</text:p>
          </table:table-cell>
          <table:table-cell table:style-name="ce37" office:value-type="float" office:value="5.53" calcext:value-type="float">
            <text:p><text:s text:c="3"/>5.53</text:p>
          </table:table-cell>
          <table:table-cell table:style-name="ce78" office:value-type="float" office:value="85" calcext:value-type="float">
            <text:p><text:s text:c="3"/>85</text:p>
          </table:table-cell>
          <table:table-cell table:style-name="ce80" office:value-type="float" office:value="2.57" calcext:value-type="float">
            <text:p><text:s text:c="3"/>2.57</text:p>
          </table:table-cell>
          <table:table-cell table:style-name="ce83" office:value-type="float" office:value="2549" calcext:value-type="float">
            <text:p><text:s text:c="3"/>2,549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8324" calcext:value-type="float">
            <text:p><text:s text:c="3"/>368,324</text:p>
          </table:table-cell>
          <table:table-cell table:style-name="ce20" office:value-type="float" office:value="1063800" calcext:value-type="float">
            <text:p><text:s text:c="3"/>1,063,800</text:p>
          </table:table-cell>
          <table:table-cell table:style-name="ce20" office:value-type="float" office:value="519282" calcext:value-type="float">
            <text:p><text:s text:c="3"/>519,282</text:p>
          </table:table-cell>
          <table:table-cell table:style-name="ce20" office:value-type="float" office:value="544518" calcext:value-type="float">
            <text:p><text:s text:c="3"/>544,518</text:p>
          </table:table-cell>
          <table:table-cell table:style-name="ce20" office:value-type="float" office:value="698" calcext:value-type="float">
            <text:p><text:s text:c="3"/>698</text:p>
          </table:table-cell>
          <table:table-cell table:style-name="ce37" office:value-type="float" office:value="8.01" calcext:value-type="float">
            <text:p><text:s text:c="3"/>8.01</text:p>
          </table:table-cell>
          <table:table-cell table:style-name="ce20" office:value-type="float" office:value="422" calcext:value-type="float">
            <text:p><text:s text:c="3"/>422</text:p>
          </table:table-cell>
          <table:table-cell table:style-name="ce37" office:value-type="float" office:value="4.84" calcext:value-type="float">
            <text:p><text:s text:c="3"/>4.84</text:p>
          </table:table-cell>
          <table:table-cell table:style-name="ce20" office:value-type="float" office:value="276" calcext:value-type="float">
            <text:p><text:s text:c="3"/>276</text:p>
          </table:table-cell>
          <table:table-cell table:style-name="ce37" office:value-type="float" office:value="3.17" calcext:value-type="float">
            <text:p><text:s text:c="3"/>3.17</text:p>
          </table:table-cell>
          <table:table-cell table:style-name="ce20" office:value-type="float" office:value="455" calcext:value-type="float">
            <text:p><text:s text:c="3"/>455</text:p>
          </table:table-cell>
          <table:table-cell table:style-name="ce37" office:value-type="float" office:value="5.22" calcext:value-type="float">
            <text:p><text:s text:c="3"/>5.22</text:p>
          </table:table-cell>
          <table:table-cell table:style-name="ce78" office:value-type="float" office:value="220" calcext:value-type="float">
            <text:p><text:s text:c="3"/>220</text:p>
          </table:table-cell>
          <table:table-cell table:style-name="ce80" office:value-type="float" office:value="2.52" calcext:value-type="float">
            <text:p><text:s text:c="3"/>2.52</text:p>
          </table:table-cell>
          <table:table-cell table:style-name="ce83" office:value-type="float" office:value="6995" calcext:value-type="float">
            <text:p><text:s text:c="3"/>6,99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2935" calcext:value-type="float">
            <text:p><text:s text:c="3"/>92,935</text:p>
          </table:table-cell>
          <table:table-cell table:style-name="ce20" office:value-type="float" office:value="274032" calcext:value-type="float">
            <text:p><text:s text:c="3"/>274,032</text:p>
          </table:table-cell>
          <table:table-cell table:style-name="ce20" office:value-type="float" office:value="135414" calcext:value-type="float">
            <text:p><text:s text:c="3"/>135,414</text:p>
          </table:table-cell>
          <table:table-cell table:style-name="ce20" office:value-type="float" office:value="138618" calcext:value-type="float">
            <text:p><text:s text:c="3"/>138,618</text:p>
          </table:table-cell>
          <table:table-cell table:style-name="ce20" office:value-type="float" office:value="169" calcext:value-type="float">
            <text:p><text:s text:c="3"/>169</text:p>
          </table:table-cell>
          <table:table-cell table:style-name="ce37" office:value-type="float" office:value="7.52" calcext:value-type="float">
            <text:p><text:s text:c="3"/>7.52</text:p>
          </table:table-cell>
          <table:table-cell table:style-name="ce20" office:value-type="float" office:value="119" calcext:value-type="float">
            <text:p><text:s text:c="3"/>119</text:p>
          </table:table-cell>
          <table:table-cell table:style-name="ce37" office:value-type="float" office:value="5.3" calcext:value-type="float">
            <text:p><text:s text:c="3"/>5.30</text:p>
          </table:table-cell>
          <table:table-cell table:style-name="ce20" office:value-type="float" office:value="50" calcext:value-type="float">
            <text:p><text:s text:c="3"/>50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20" office:value-type="float" office:value="81" calcext:value-type="float">
            <text:p><text:s text:c="3"/>81</text:p>
          </table:table-cell>
          <table:table-cell table:style-name="ce37" office:value-type="float" office:value="3.61" calcext:value-type="float">
            <text:p><text:s text:c="3"/>3.61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80" office:value-type="float" office:value="2.14" calcext:value-type="float">
            <text:p><text:s text:c="3"/>2.14</text:p>
          </table:table-cell>
          <table:table-cell table:style-name="ce83" office:value-type="float" office:value="775" calcext:value-type="float">
            <text:p><text:s text:c="3"/>77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61183" calcext:value-type="float">
            <text:p><text:s text:c="3"/>261,183</text:p>
          </table:table-cell>
          <table:table-cell table:style-name="ce20" office:value-type="float" office:value="767812" calcext:value-type="float">
            <text:p><text:s text:c="3"/>767,812</text:p>
          </table:table-cell>
          <table:table-cell table:style-name="ce20" office:value-type="float" office:value="381394" calcext:value-type="float">
            <text:p><text:s text:c="3"/>381,394</text:p>
          </table:table-cell>
          <table:table-cell table:style-name="ce20" office:value-type="float" office:value="386418" calcext:value-type="float">
            <text:p><text:s text:c="3"/>386,418</text:p>
          </table:table-cell>
          <table:table-cell table:style-name="ce20" office:value-type="float" office:value="505" calcext:value-type="float">
            <text:p><text:s text:c="3"/>505</text:p>
          </table:table-cell>
          <table:table-cell table:style-name="ce37" office:value-type="float" office:value="8.03" calcext:value-type="float">
            <text:p><text:s text:c="3"/>8.03</text:p>
          </table:table-cell>
          <table:table-cell table:style-name="ce20" office:value-type="float" office:value="366" calcext:value-type="float">
            <text:p><text:s text:c="3"/>366</text:p>
          </table:table-cell>
          <table:table-cell table:style-name="ce37" office:value-type="float" office:value="5.82" calcext:value-type="float">
            <text:p><text:s text:c="3"/>5.82</text:p>
          </table:table-cell>
          <table:table-cell table:style-name="ce20" office:value-type="float" office:value="139" calcext:value-type="float">
            <text:p><text:s text:c="3"/>139</text:p>
          </table:table-cell>
          <table:table-cell table:style-name="ce37" office:value-type="float" office:value="2.21" calcext:value-type="float">
            <text:p><text:s text:c="3"/>2.21</text:p>
          </table:table-cell>
          <table:table-cell table:style-name="ce20" office:value-type="float" office:value="294" calcext:value-type="float">
            <text:p><text:s text:c="3"/>294</text:p>
          </table:table-cell>
          <table:table-cell table:style-name="ce37" office:value-type="float" office:value="4.67" calcext:value-type="float">
            <text:p><text:s text:c="3"/>4.67</text:p>
          </table:table-cell>
          <table:table-cell table:style-name="ce78" office:value-type="float" office:value="142" calcext:value-type="float">
            <text:p><text:s text:c="3"/>142</text:p>
          </table:table-cell>
          <table:table-cell table:style-name="ce80" office:value-type="float" office:value="2.26" calcext:value-type="float">
            <text:p><text:s text:c="3"/>2.26</text:p>
          </table:table-cell>
          <table:table-cell table:style-name="ce83" office:value-type="float" office:value="1842" calcext:value-type="float">
            <text:p><text:s text:c="3"/>1,842</text:p>
          </table:table-cell>
          <table:table-cell table:number-columns-repeated="1008"/>
        </table:table-row>
        <table:table-row table:style-name="ro13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8008" calcext:value-type="float">
            <text:p><text:s text:c="3"/>958,008</text:p>
          </table:table-cell>
          <table:table-cell table:style-name="ce20" office:value-type="float" office:value="2622933" calcext:value-type="float">
            <text:p><text:s text:c="3"/>2,622,933</text:p>
          </table:table-cell>
          <table:table-cell table:style-name="ce20" office:value-type="float" office:value="1271922" calcext:value-type="float">
            <text:p><text:s text:c="3"/>1,271,922</text:p>
          </table:table-cell>
          <table:table-cell table:style-name="ce20" office:value-type="float" office:value="1351011" calcext:value-type="float">
            <text:p><text:s text:c="3"/>1,351,011</text:p>
          </table:table-cell>
          <table:table-cell table:style-name="ce20" office:value-type="float" office:value="1620" calcext:value-type="float">
            <text:p><text:s text:c="3"/>1,620</text:p>
          </table:table-cell>
          <table:table-cell table:style-name="ce37" office:value-type="float" office:value="7.53" calcext:value-type="float">
            <text:p><text:s text:c="3"/>7.53</text:p>
          </table:table-cell>
          <table:table-cell table:style-name="ce20" office:value-type="float" office:value="1191" calcext:value-type="float">
            <text:p><text:s text:c="3"/>1,191</text:p>
          </table:table-cell>
          <table:table-cell table:style-name="ce37" office:value-type="float" office:value="5.54" calcext:value-type="float">
            <text:p><text:s text:c="3"/>5.54</text:p>
          </table:table-cell>
          <table:table-cell table:style-name="ce20" office:value-type="float" office:value="429" calcext:value-type="float">
            <text:p><text:s text:c="3"/>429</text:p>
          </table:table-cell>
          <table:table-cell table:style-name="ce37" office:value-type="float" office:value="1.99" calcext:value-type="float">
            <text:p><text:s text:c="3"/>1.99</text:p>
          </table:table-cell>
          <table:table-cell table:style-name="ce20" office:value-type="float" office:value="1217" calcext:value-type="float">
            <text:p><text:s text:c="3"/>1,217</text:p>
          </table:table-cell>
          <table:table-cell table:style-name="ce37" office:value-type="float" office:value="5.66" calcext:value-type="float">
            <text:p><text:s text:c="3"/>5.66</text:p>
          </table:table-cell>
          <table:table-cell table:style-name="ce78" office:value-type="float" office:value="478" calcext:value-type="float">
            <text:p><text:s text:c="3"/>478</text:p>
          </table:table-cell>
          <table:table-cell table:style-name="ce80" office:value-type="float" office:value="2.22" calcext:value-type="float">
            <text:p><text:s text:c="3"/>2.22</text:p>
          </table:table-cell>
          <table:table-cell table:style-name="ce83" office:value-type="float" office:value="12791" calcext:value-type="float">
            <text:p><text:s text:c="3"/>12,791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9924" calcext:value-type="float">
            <text:p><text:s text:c="3"/>569,924</text:p>
          </table:table-cell>
          <table:table-cell table:style-name="ce20" office:value-type="float" office:value="1523874" calcext:value-type="float">
            <text:p><text:s text:c="3"/>1,523,874</text:p>
          </table:table-cell>
          <table:table-cell table:style-name="ce20" office:value-type="float" office:value="756873" calcext:value-type="float">
            <text:p><text:s text:c="3"/>756,873</text:p>
          </table:table-cell>
          <table:table-cell table:style-name="ce20" office:value-type="float" office:value="767001" calcext:value-type="float">
            <text:p><text:s text:c="3"/>767,001</text:p>
          </table:table-cell>
          <table:table-cell table:style-name="ce20" office:value-type="float" office:value="990" calcext:value-type="float">
            <text:p><text:s text:c="3"/>990</text:p>
          </table:table-cell>
          <table:table-cell table:style-name="ce37" office:value-type="float" office:value="7.93" calcext:value-type="float">
            <text:p><text:s text:c="3"/>7.93</text:p>
          </table:table-cell>
          <table:table-cell table:style-name="ce20" office:value-type="float" office:value="763" calcext:value-type="float">
            <text:p><text:s text:c="3"/>76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227" calcext:value-type="float">
            <text:p><text:s text:c="3"/>227</text:p>
          </table:table-cell>
          <table:table-cell table:style-name="ce37" office:value-type="float" office:value="1.82" calcext:value-type="float">
            <text:p><text:s text:c="3"/>1.82</text:p>
          </table:table-cell>
          <table:table-cell table:style-name="ce20" office:value-type="float" office:value="593" calcext:value-type="float">
            <text:p><text:s text:c="3"/>593</text:p>
          </table:table-cell>
          <table:table-cell table:style-name="ce37" office:value-type="float" office:value="4.75" calcext:value-type="float">
            <text:p><text:s text:c="3"/>4.75</text:p>
          </table:table-cell>
          <table:table-cell table:style-name="ce78" office:value-type="float" office:value="362" calcext:value-type="float">
            <text:p><text:s text:c="3"/>362</text:p>
          </table:table-cell>
          <table:table-cell table:style-name="ce80" office:value-type="float" office:value="2.9" calcext:value-type="float">
            <text:p><text:s text:c="3"/>2.90</text:p>
          </table:table-cell>
          <table:table-cell table:style-name="ce83" office:value-type="float" office:value="10976" calcext:value-type="float">
            <text:p><text:s text:c="3"/>10,976</text:p>
          </table:table-cell>
          <table:table-cell table:number-columns-repeated="1008"/>
        </table:table-row>
        <table:table-row table:style-name="ro13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737" calcext:value-type="float">
            <text:p><text:s text:c="3"/>31,737</text:p>
          </table:table-cell>
          <table:table-cell table:style-name="ce20" office:value-type="float" office:value="93451" calcext:value-type="float">
            <text:p><text:s text:c="3"/>93,451</text:p>
          </table:table-cell>
          <table:table-cell table:style-name="ce20" office:value-type="float" office:value="50024" calcext:value-type="float">
            <text:p><text:s text:c="3"/>50,024</text:p>
          </table:table-cell>
          <table:table-cell table:style-name="ce20" office:value-type="float" office:value="43427" calcext:value-type="float">
            <text:p><text:s text:c="3"/>43,427</text:p>
          </table:table-cell>
          <table:table-cell table:style-name="ce20" office:value-type="float" office:value="76" calcext:value-type="float">
            <text:p><text:s text:c="3"/>76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34" calcext:value-type="float">
            <text:p><text:s text:c="3"/>34</text:p>
          </table:table-cell>
          <table:table-cell table:style-name="ce37" office:value-type="float" office:value="4.44" calcext:value-type="float">
            <text:p><text:s text:c="3"/>4.44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7" office:value-type="float" office:value="5.49" calcext:value-type="float">
            <text:p><text:s text:c="3"/>5.49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80" office:value-type="float" office:value="1.04" calcext:value-type="float">
            <text:p><text:s text:c="3"/>1.04</text:p>
          </table:table-cell>
          <table:table-cell table:style-name="ce83" office:value-type="float" office:value="436" calcext:value-type="float">
            <text:p><text:s text:c="3"/>436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785" calcext:value-type="float">
            <text:p><text:s text:c="3"/>29,785</text:p>
          </table:table-cell>
          <table:table-cell table:style-name="ce20" office:value-type="float" office:value="83619" calcext:value-type="float">
            <text:p><text:s text:c="3"/>83,619</text:p>
          </table:table-cell>
          <table:table-cell table:style-name="ce20" office:value-type="float" office:value="44299" calcext:value-type="float">
            <text:p><text:s text:c="3"/>44,299</text:p>
          </table:table-cell>
          <table:table-cell table:style-name="ce20" office:value-type="float" office:value="39320" calcext:value-type="float">
            <text:p><text:s text:c="3"/>39,320</text:p>
          </table:table-cell>
          <table:table-cell table:style-name="ce20" office:value-type="float" office:value="66" calcext:value-type="float">
            <text:p><text:s text:c="3"/>66</text:p>
          </table:table-cell>
          <table:table-cell table:style-name="ce37" office:value-type="float" office:value="9.64" calcext:value-type="float">
            <text:p><text:s text:c="3"/>9.64</text:p>
          </table:table-cell>
          <table:table-cell table:style-name="ce20" office:value-type="float" office:value="31" calcext:value-type="float">
            <text:p><text:s text:c="3"/>31</text:p>
          </table:table-cell>
          <table:table-cell table:style-name="ce37" office:value-type="float" office:value="4.53" calcext:value-type="float">
            <text:p><text:s text:c="3"/>4.53</text:p>
          </table:table-cell>
          <table:table-cell table:style-name="ce20" office:value-type="float" office:value="35" calcext:value-type="float">
            <text:p><text:s text:c="3"/>35</text:p>
          </table:table-cell>
          <table:table-cell table:style-name="ce37" office:value-type="float" office:value="5.11" calcext:value-type="float">
            <text:p><text:s text:c="3"/>5.11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7" office:value-type="float" office:value="6.13" calcext:value-type="float">
            <text:p><text:s text:c="3"/>6.13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80" office:value-type="float" office:value="1.17" calcext:value-type="float">
            <text:p><text:s text:c="3"/>1.17</text:p>
          </table:table-cell>
          <table:table-cell table:style-name="ce83" office:value-type="float" office:value="335" calcext:value-type="float">
            <text:p><text:s text:c="3"/>335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52" calcext:value-type="float">
            <text:p><text:s text:c="3"/>1,952</text:p>
          </table:table-cell>
          <table:table-cell table:style-name="ce67" office:value-type="float" office:value="9832" calcext:value-type="float">
            <text:p><text:s text:c="3"/>9,832</text:p>
          </table:table-cell>
          <table:table-cell table:style-name="ce67" office:value-type="float" office:value="5725" calcext:value-type="float">
            <text:p><text:s text:c="3"/>5,725</text:p>
          </table:table-cell>
          <table:table-cell table:style-name="ce67" office:value-type="float" office:value="4107" calcext:value-type="float">
            <text:p><text:s text:c="3"/>4,107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72" office:value-type="float" office:value="12.39" calcext:value-type="float">
            <text:p><text:s text:c="3"/>12.39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2" office:value-type="float" office:value="3.72" calcext:value-type="float">
            <text:p><text:s text:c="3"/>3.72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72" office:value-type="float" office:value="8.68" calcext:value-type="float">
            <text:p><text:s text:c="3"/>8.68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72" office:value-type="float" office:value="1.24" calcext:value-type="float">
            <text:p><text:s text:c="3"/>1.24</text:p>
          </table:table-cell>
          <table:table-cell table:style-name="ce79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style-name="ce84" office:value-type="float" office:value="101" calcext:value-type="float">
            <text:p><text:s text:c="3"/>101</text:p>
          </table:table-cell>
          <table:table-cell table:number-columns-repeated="1008"/>
        </table:table-row>
        <table:table-row table:style-name="ro8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10 </text:span><text:span text:style-name="T2">月</text:span><text:span text:style-name="T4"> 7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6">
          <table:table-cell table:number-columns-repeated="14"/>
          <table:table-cell table:style-name="ce82"/>
          <table:table-cell table:number-columns-repeated="1009"/>
        </table:table-row>
        <table:table-row table:style-name="ro17" table:number-rows-repeated="1048538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7">
          <table:table-cell>
            <draw:frame table:end-cell-address="資料分析.I46" table:end-x="2.88mm" table:end-y="1.6mm" draw:z-index="0" draw:name="Picture 1" draw:style-name="gr1" draw:text-style-name="P1" svg:width="168.82mm" svg:height="239.72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45">
          <table:table-cell table:number-columns-repeated="1024"/>
        </table:table-row>
        <table:table-row table:style-name="ro17">
          <table:table-cell>
            <draw:frame table:end-cell-address="資料分析.I76" table:end-x="1.06mm" table:end-y="2.11mm" draw:z-index="1" draw:name="Picture 2" draw:style-name="gr1" draw:text-style-name="P1" svg:width="167mm" svg:height="155.5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1048528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0-07T11:57:30</meta:creation-date>
    <dc:creator>user</dc:creator>
    <dc:date>2008-10-07T12:02:28</dc:date>
    <meta:print-date>2008-10-07T12:00:52</meta:print-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0" chart:data-source-has-labels="both" svg:x="0.991cm" svg:y="2.321cm" svg:width="20.942cm" svg:height="11.332cm">
          <chartooo:coordinate-region svg:x="1.496cm" svg:y="2.321cm" svg:width="20.437cm" svg:height="10.557cm"/>
          <chart:axis chart:dimension="x" chart:name="primary-x" chart:style-name="ch3" chartooo:axis-type="auto">
            <chartooo:date-scale/>
            <chart:title svg:x="9.977cm" svg:y="13.356cm" chart:style-name="ch4">
              <text:p>年 月 別</text:p>
            </chart:title>
            <chart:categories table:cell-range-address="'data-1'.B4:'data-1'.B120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0" chart:label-cell-address="'data-1'.D3:'data-1'.D3" chart:class="chart:area">
            <chart:regression-curve chart:style-name="ch8"/>
            <chart:data-point chart:repeated="117"/>
          </chart:series>
          <chart:series chart:style-name="ch9" chart:values-cell-range-address="'data-1'.C4:'data-1'.C120" chart:label-cell-address="'data-1'.C3:'data-1'.C3" chart:class="chart:area">
            <chart:regression-curve chart:style-name="ch10"/>
            <chart:data-point chart:repeated="1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0</svg:desc>
                </draw:g>
              </table:table-cell>
              <table:table-cell office:value-type="float" office:value="5.74">
                <text:p>5.74</text:p>
                <draw:g>
                  <svg:desc>'data-1'.D4:'data-1'.D120</svg:desc>
                </draw:g>
              </table:table-cell>
              <table:table-cell office:value-type="float" office:value="11.71">
                <text:p>11.71</text:p>
                <draw:g>
                  <svg:desc>'data-1'.C4:'data-1'.C120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52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2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76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26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06mm" fo:min-width="20.7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0 'data-1'.D3:'data-1'.D3 'data-1'.D4:'data-1'.D120 'data-1'.C3:'data-1'.C3 'data-1'.C4:'data-1'.C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1mm" table:end-y="2.52mm" draw:z-index="6" draw:name="Text 6" draw:style-name="gr3" draw:text-style-name="P3" svg:width="34.92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64mm" svg:height="7.91mm" svg:x="7.19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7.58mm" table:end-y="4.03mm" draw:z-index="4" draw:name="線條 4" draw:style-name="gr5" draw:text-style-name="P4" svg:x1="-14.51mm" svg:y1="-5.31mm" svg:x2="2.67mm" svg:y2="-15.14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01mm" table:end-y="1.85mm" draw:z-index="3" draw:name="Text 3" draw:style-name="gr6" draw:text-style-name="P5" svg:width="40.14mm" svg:height="7.51mm" svg:x="7.02mm" svg:y="3.38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2mm" table:end-y="1.45mm" draw:z-index="5" draw:name="自動形狀 5" draw:style-name="gr7" draw:text-style-name="P6" svg:width="10.88mm" svg:height="11.35mm" svg:x="1.54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4mm" table:end-y="4.04mm" draw:z-index="2" draw:name="Text 2" draw:style-name="gr8" draw:text-style-name="P3" svg:width="33.38mm" svg:height="7.1mm" svg:x="15.17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4mm" table:end-y="0.62mm" draw:z-index="8" draw:name="Text 15" draw:style-name="gr9" draw:text-style-name="P5" svg:width="21.88mm" svg:height="5.18mm" svg:x="11.73mm" svg:y="4.47mm">
              <text:p text:style-name="P1"><text:span text:style-name="T5">97.9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9月戶口統計資料分析</text:span></text:p>
      <text:p text:style-name="P2">內政部戶政司</text:p>
      <text:p text:style-name="P4"><text:span text:style-name="T5">97年10月7日</text:span></text:p>
      <text:p text:style-name="P5"><text:span text:style-name="T7">一、依據戶籍登記資料，截至</text:span><text:span text:style-name="T7">97年9月底</text:span><text:span text:style-name="T7">止，共有7</text:span><text:span text:style-name="T7">,</text:span><text:span text:style-name="T7">630,590戶，與上年同月比較增加</text:span><text:span text:style-name="T7">1</text:span><text:span text:style-name="T7">38,674戶</text:span><text:span text:style-name="T7">，</text:span><text:span text:style-name="T7">增加率為</text:span><text:span text:style-name="T7">1.</text:span><text:span text:style-name="T7">85%。就縣市別言，以臺北縣</text:span><text:span text:style-name="T7">1,</text:span><text:span text:style-name="T7">335,346戶最多，占總戶數</text:span><text:span text:style-name="T7">17.</text:span><text:span text:style-name="T7">50%</text:span><text:span text:style-name="T7">，</text:span><text:span text:style-name="T7">其次為臺北市958,008戶，占</text:span><text:span text:style-name="T7">1</text:span><text:span text:style-name="T7">2.55%，再其次為桃園縣633,827戶，占8.31%。</text:span></text:p>
      <text:p text:style-name="P6"><text:span text:style-name="T7">二、</text:span><text:span text:style-name="T9">97年9月底</text:span><text:span text:style-name="T9">人口數為</text:span><text:span text:style-name="T9">2</text:span><text:span text:style-name="T9">3</text:span><text:span text:style-name="T9">,</text:span><text:span text:style-name="T9">007,737人，與上年同月比較增加82,426人</text:span><text:span text:style-name="T9">，</text:span><text:span text:style-name="T9">人口增加率為3.60</text:span><text:span text:style-name="T9">‰</text:span><text:span text:style-name="T9">，平均每天增加225人</text:span><text:span text:style-name="T9">。</text:span><text:span text:style-name="T9">就縣市別言</text:span><text:span text:style-name="T9">，</text:span><text:span text:style-name="T9">與上年同月比較人口增加率最高者為金門縣42.75</text:span><text:span text:style-name="T9">‰</text:span><text:span text:style-name="T9">，其次為新竹市15.24</text:span><text:span text:style-name="T9">‰</text:span><text:span text:style-name="T9">，再其次為新竹縣14.34</text:span><text:span text:style-name="T9">‰</text:span><text:span text:style-name="T9">；至於臺東縣反而減少7.89</text:span><text:span text:style-name="T9">‰</text:span><text:span text:style-name="T9">，其次為嘉義縣減少5.16</text:span><text:span text:style-name="T9">‰</text:span><text:span text:style-name="T9">，再其次為花蓮縣減少5.14</text:span><text:span text:style-name="T9">‰</text:span><text:span text:style-name="T9">。</text:span></text:p>
      <text:p text:style-name="P5"><text:span text:style-name="T9">三、</text:span><text:span text:style-name="T9">97年9月底</text:span><text:span text:style-name="T9">男性人口為</text:span><text:span text:style-name="T9">11,</text:span><text:span text:style-name="T9">617,921人，女性人口為</text:span><text:span text:style-name="T9">11,</text:span><text:span text:style-name="T9">389,816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9，其次為金門縣</text:span><text:span text:style-name="T9">11</text:span><text:span text:style-name="T9">3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9月</text:span><text:span text:style-name="T9">嬰兒出生數為</text:span><text:span text:style-name="T9">1</text:span><text:span text:style-name="T9">6,048人，平均約每2.7分鐘出生一個嬰兒；折合年粗出生率為8.51</text:span><text:span text:style-name="T9">‰</text:span><text:span text:style-name="T9">，較上年同月增加0.62個千分點。就縣市別言，</text:span><text:span text:style-name="T11">粗出生率最高為連江縣</text:span><text:span text:style-name="T9">之12.39</text:span><text:span text:style-name="T9">‰</text:span><text:span text:style-name="T9">，其次為新竹縣12.27</text:span><text:span text:style-name="T9">‰</text:span><text:span text:style-name="T9">，再其</text:span><text:span text:style-name="T12">次為</text:span><text:span text:style-name="T9">新竹市</text:span><text:span text:style-name="T12">11.70</text:span><text:span text:style-name="T12">‰</text:span><text:span text:style-name="T12">；最低為基隆市6.68</text:span><text:span text:style-name="T12">‰</text:span><text:span text:style-name="T12">，其次為南投縣7.11</text:span><text:span text:style-name="T12">‰</text:span><text:span text:style-name="T12">，再其次為嘉義市7.52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7年9月</text:span><text:span text:style-name="T1">人口死亡數為11,245人，平均約每3.8分鐘死亡一個人；折合年粗死亡率為5.96</text:span><text:span text:style-name="T1">‰</text:span><text:span text:style-name="T1">，較上年同月增加0.53個千分點。就縣市別言，粗死亡率最高為花蓮縣之9.28</text:span><text:span text:style-name="T1">‰</text:span><text:span text:style-name="T1">，其次為屏東縣8.95</text:span><text:span text:style-name="T1">‰</text:span><text:span text:style-name="T1">，再其次為臺東縣8.83</text:span><text:span text:style-name="T1">‰</text:span><text:span text:style-name="T1">；最低為連江縣3.72</text:span><text:span text:style-name="T1">‰</text:span><text:span text:style-name="T1">，其次為臺北縣4.36</text:span><text:span text:style-name="T1">‰</text:span><text:span text:style-name="T1">，再其次為金門縣4.53</text:span><text:span text:style-name="T1">‰</text:span><text:span text:style-name="T1">。</text:span></text:p>
      <text:p text:style-name="P3"><text:span text:style-name="T1">六、</text:span><text:span text:style-name="T1">97年9月</text:span><text:span text:style-name="T1">結婚對數為9,899對，折合年粗結婚率為5.25</text:span><text:span text:style-name="T1">‰</text:span><text:span text:style-name="T1">，較上年同月增加2.03個千分點。就縣市別言，粗結婚率最高為金門縣6.13</text:span><text:span text:style-name="T1">‰</text:span><text:span text:style-name="T1">，其次為臺北縣5.99</text:span><text:span text:style-name="T1">‰</text:span><text:span text:style-name="T1">，再其次為桃園縣5.98</text:span><text:span text:style-name="T1">‰</text:span><text:span text:style-name="T1">；最低為連江縣1.24</text:span><text:span text:style-name="T1">‰</text:span><text:span text:style-name="T1">，其次為嘉義市3.61</text:span><text:span text:style-name="T1">‰</text:span><text:span text:style-name="T1">，再其次為澎湖縣4.07</text:span><text:span text:style-name="T1">‰</text:span><text:span text:style-name="T1">。</text:span></text:p>
      <text:p text:style-name="P4"><text:span text:style-name="T1">七、</text:span><text:span text:style-name="T1">97年9月</text:span><text:span text:style-name="T1">離婚對數為4,703對，折合年粗離婚率為2.49</text:span><text:span text:style-name="T1">‰</text:span><text:span text:style-name="T1">，較上年同月增加0.22個千分點。就縣市別言，粗離婚率最高為基隆市3.01</text:span><text:span text:style-name="T1">‰</text:span><text:span text:style-name="T1">，其次為桃園縣2.92</text:span><text:span text:style-name="T1">‰</text:span><text:span text:style-name="T1">，再其次為臺北縣2.91</text:span><text:span text:style-name="T1">‰</text:span><text:span text:style-name="T1">；最低為連江縣0</text:span><text:span text:style-name="T1">‰</text:span><text:span text:style-name="T1">，其次為金門縣1.17</text:span><text:span text:style-name="T1">‰</text:span><text:span text:style-name="T1">，再其次為</text:span><text:span text:style-name="T3">彰化</text:span><text:span text:style-name="T1">縣1.69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7年9月底</text:span><text:span text:style-name="T1">原住民人口數為491,722人，較上年同月增加9,722人，占總人口比率2.14%。就縣市別言，原住民人口數最多為花蓮縣</text:span><text:span text:style-name="T1">8</text:span><text:span text:style-name="T1">9</text:span><text:span text:style-name="T1">,</text:span><text:span text:style-name="T1">730人，占原住民總人口數18.25%，其次為臺東縣</text:span><text:span text:style-name="T1">7</text:span><text:span text:style-name="T1">8,740人，占</text:span><text:span text:style-name="T1">1</text:span><text:span text:style-name="T1">6.01%，再其次為屏東縣</text:span><text:span text:style-name="T1">5</text:span><text:span text:style-name="T1">5</text:span><text:span text:style-name="T1">,</text:span><text:span text:style-name="T1">913人，占</text:span><text:span text:style-name="T1">1</text:span><text:span text:style-name="T1">1</text:span><text:span text:style-name="T1">.</text:span><text:span text:style-name="T1">37%；最少為連江縣僅101人，其次為澎湖縣227人，再其次為金門縣335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